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7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1.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0.686cm"/>
    </style:style>
    <style:style style:name="co8" style:family="table-column">
      <style:table-column-properties fo:break-before="auto" style:column-width="0.49cm"/>
    </style:style>
    <style:style style:name="co9" style:family="table-column">
      <style:table-column-properties fo:break-before="auto" style:column-width="9.188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2.051cm"/>
    </style:style>
    <style:style style:name="co12" style:family="table-column">
      <style:table-column-properties fo:break-before="auto" style:column-width="1.101cm"/>
    </style:style>
    <style:style style:name="ro1" style:family="table-row">
      <style:table-row-properties style:row-height="0.94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.058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.764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9"/>
    <style:style style:name="ce15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1">
      <style:text-properties fo:font-weight="bold" style:font-weight-asian="bold" style:font-weight-complex="bold"/>
    </style:style>
    <style:style style:name="ce17" style:family="table-cell" style:parent-style-name="Default" style:data-style-name="N41"/>
    <style:style style:name="ce18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9" style:family="table-cell" style:parent-style-name="Default" style:data-style-name="N2"/>
  </office:automatic-styles>
  <office:body>
    <office:spreadsheet>
      <table:table table:name="formu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unrise/Sunset Algorithm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Almanac for Computers, 1990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Washington, DC 20392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Date of <text:s/>sunrise/sunset</text:p>
          </table:table-cell>
          <table:table-cell table:formula="of:=[mainpage.B4]" office:value-type="float" office:value="4" calcext:value-type="float">
            <text:p>4</text:p>
          </table:table-cell>
          <table:table-cell table:formula="of:=[mainpage.C4]" office:value-type="float" office:value="1" calcext:value-type="float">
            <text:p>1</text:p>
          </table:table-cell>
          <table:table-cell table:formula="of:=[mainpage.D4]" office:value-type="float" office:value="2015" calcext:value-type="float">
            <text:p>2015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Helsinki</text:p>
          </table:table-cell>
          <table:table-cell table:formula="of:=[mainpage.B7]" office:value-type="float" office:value="60.18" calcext:value-type="float">
            <text:p>60,18</text:p>
          </table:table-cell>
          <table:table-cell table:formula="of:=[mainpage.C7]" office:value-type="float" office:value="24.93" calcext:value-type="float">
            <text:p>24,93</text:p>
          </table:table-cell>
          <table:table-cell table:formula="of:=[mainpage.D7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Sun's zenith for sunrise/sunset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7"/>offical <text:s text:c="5"/>= 90 degrees 50'</text:p>
          </table:table-cell>
          <table:table-cell table:formula="of:=FLOOR(90+5/6;0.0001)" office:value-type="float" office:value="90.8333" calcext:value-type="float">
            <text:p>90,8333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civil <text:s text:c="7"/>= 96 degrees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nautical <text:s text:c="4"/>= 102 degrees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astronomical = 108 degrees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table:style-name="ce3"/>
          <table:table-cell table:number-columns-repeated="10"/>
        </table:table-row>
        <table:table-row table:style-name="ro4">
          <table:table-cell table:style-name="ce2" office:value-type="string" calcext:value-type="string">
            <text:p>1. First calculate the day of the year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6"/>N1 = int(275*month/9)</text:p>
          </table:table-cell>
          <table:table-cell table:formula="of:=INT(275*[.C10]/9)" office:value-type="float" office:value="30" calcext:value-type="float">
            <text:p>30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2 = int((month + 9)/12)</text:p>
          </table:table-cell>
          <table:table-cell table:formula="of:=INT(([.C10]+9)/12)" office:value-type="float" office:value="0" calcext:value-type="float">
            <text:p>0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3 = 1+int((year–4*int(year/4)+2)/3)</text:p>
          </table:table-cell>
          <table:table-cell table:formula="of:=1+INT(([.D10]-4*INT([.D10]/4)+2)/3)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 = N1 – (N2*N3) + day - 30</text:p>
          </table:table-cell>
          <table:table-cell table:formula="of:=[.B20]-[.B21]*[.B22]+[.B10]-30" office:value-type="float" office:value="4" calcext:value-type="float">
            <text:p>4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5">
          <table:table-cell table:style-name="ce5" office:value-type="string" calcext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lngHour = longitude / 15</text:p>
          </table:table-cell>
          <table:table-cell table:formula="of:=FLOOR([.C12]/15;0.001)" office:value-type="float" office:value="1.662" calcext:value-type="float">
            <text:p>1,662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3">
          <table:table-cell table:style-name="ce6" office:value-type="string" calcext:value-type="string">
            <text:p>t = N + ((6 - lngHour) / 24)</text:p>
          </table:table-cell>
          <table:table-cell table:style-name="ce14" table:formula="of:=[.B23]+((6-[.B26])/24)" office:value-type="float" office:value="4.18075" calcext:value-type="float">
            <text:p>4,1808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if setting time is desired: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6" office:value-type="string" calcext:value-type="string">
            <text:p>t = N + ((18 - lngHour) / 24</text:p>
          </table:table-cell>
          <table:table-cell table:style-name="ce14" table:formula="of:=[.B23]+((18-[.B26])/24)" office:value-type="float" office:value="4.68075" calcext:value-type="float">
            <text:p>4,6808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9"/>
        </table:table-row>
        <table:table-row table:style-name="ro3">
          <table:table-cell table:style-name="ce2" office:value-type="string" calcext:value-type="string">
            <text:p>3. calculate the Sun's mean anomaly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4" office:value-type="string" calcext:value-type="string">
            <text:p>M = (0.9856 * t) – 3.289 <text:s text:c="2"/>Sunrise</text:p>
          </table:table-cell>
          <table:table-cell table:style-name="ce14" table:formula="of:=(0.9856 *[.B28]) - 3.289" office:value-type="float" office:value="0.8315472" calcext:value-type="float">
            <text:p>0,8315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M = (0.9856 * t) – 3.289 <text:s text:c="2"/>Sunset</text:p>
          </table:table-cell>
          <table:table-cell table:style-name="ce14" table:formula="of:=(0.9856 *[.B30]) - 3.289" office:value-type="float" office:value="1.3243472" calcext:value-type="float">
            <text:p>1,324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4. calculate the Sun's true longitude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L = M+(1.916*sin(M))+(0.020*sin(2*M))+282.634</text:p>
          </table:table-cell>
          <table:table-cell table:number-columns-repeated="10"/>
        </table:table-row>
        <table:table-row table:style-name="ro3">
          <table:table-cell table:style-name="ce7" office:value-type="string" calcext:value-type="string">
            <text:p>Sunrise; L <text:s/>adjusted into the range [0,360) degrees</text:p>
          </table:table-cell>
          <table:table-cell table:style-name="ce3" table:formula="of:=[.B33]+(1.916*SIN([.B$40]*[.B33]))+(0.02*SIN(2*[.B33]*[.B$40]))+282.634" office:value-type="float" office:value="283.493934032942" calcext:value-type="float">
            <text:p>283,4939340329</text:p>
          </table:table-cell>
          <table:table-cell table:style-name="ce15" table:formula="of:=MOD([.B38];360)" office:value-type="float" office:value="283.493934032942" calcext:value-type="float">
            <text:p>283,494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>
            <text:p>Sunset; <text:s text:c="2"/>degrees</text:p>
          </table:table-cell>
          <table:table-cell table:style-name="ce3" table:formula="of:=[.B34]+(1.916*SIN([.B$40]*[.B34]))+(0.02*SIN(2*[.B$40]*[.B34]))+282.634" office:value-type="float" office:value="284.003554339848" calcext:value-type="float">
            <text:p>284,0035543398</text:p>
          </table:table-cell>
          <table:table-cell table:style-name="ce15" table:formula="of:=MOD([.B39];360)" office:value-type="float" office:value="284.003554339848" calcext:value-type="float">
            <text:p>284,004</text:p>
          </table:table-cell>
          <table:table-cell table:number-columns-repeated="8"/>
        </table:table-row>
        <table:table-row table:style-name="ro3">
          <table:table-cell table:style-name="ce9" office:value-type="string" calcext:value-type="string">
            <text:p>Conversion factor degrees to radians</text:p>
          </table:table-cell>
          <table:table-cell table:style-name="ce3" table:formula="of:=PI()/180" office:value-type="float" office:value="0.0174532925199433" calcext:value-type="float">
            <text:p>0,0174532925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5a. calculate the Sun's right ascension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RA = atan(0.91764 * tan(L)); <text:s text:c="2"/>Sunrise</text:p>
          </table:table-cell>
          <table:table-cell table:style-name="ce3" table:formula="of:=ATAN(0.91764 * TAN([.B$40]*[.C38]))/[.B$40]" office:value-type="float" office:value="-75.345081903789" calcext:value-type="float">
            <text:p>-75,3450819038</text:p>
          </table:table-cell>
          <table:table-cell table:style-name="ce3"/>
          <table:table-cell table:number-columns-repeated="8"/>
        </table:table-row>
        <table:table-row table:style-name="ro3">
          <table:table-cell table:style-name="ce4" office:value-type="string" calcext:value-type="string">
            <text:p>RA = atan(0.91764 * tan(L)); <text:s text:c="2"/>Sunset</text:p>
          </table:table-cell>
          <table:table-cell table:style-name="ce3" table:formula="of:=ATAN(0.91764 * TAN([.B$40]*[.C39]))/[.B$40]" office:value-type="float" office:value="-74.7955446470336" calcext:value-type="float">
            <text:p>-74,795544647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5b. RA and L must be in the same quadrant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Lquadrant <text:s/>= (int( L/90)) * 90</text:p>
          </table:table-cell>
          <table:table-cell table:formula="of:=INT([.C38]/90)*90" office:value-type="float" office:value="270" calcext:value-type="float">
            <text:p>27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quadrant = (int(RA/90)) * 90</text:p>
          </table:table-cell>
          <table:table-cell table:formula="of:=INT([.B43]/90)*90" office:value-type="float" office:value="-90" calcext:value-type="float">
            <text:p>-9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 = RA + (Lquadrant - RAquadrant)</text:p>
          </table:table-cell>
          <table:table-cell table:style-name="ce14" table:formula="of:=[.B43]+([.B47]-[.B48])" office:value-type="float" office:value="284.654918096211" calcext:value-type="float">
            <text:p>284,6549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 calcext:value-type="string">
            <text:p>Lquadrant <text:s/>= (int( L/90)) * 90</text:p>
          </table:table-cell>
          <table:table-cell table:formula="of:=INT([.C39]/90)*90" office:value-type="float" office:value="270" calcext:value-type="float">
            <text:p>27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quadrant = (int(RA/90)) * 90</text:p>
          </table:table-cell>
          <table:table-cell table:formula="of:=INT([.B44]/90)*90" office:value-type="float" office:value="-90" calcext:value-type="float">
            <text:p>-9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 = RA + (Lquadrant - RAquadrant)</text:p>
          </table:table-cell>
          <table:table-cell table:style-name="ce14" table:formula="of:=[.B44]+([.B51]-[.B52])" office:value-type="float" office:value="285.204455352966" calcext:value-type="float">
            <text:p>285,2045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5c. RA converted into hours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<text:s/>RA = RA / 15; <text:s text:c="2"/>Sunrise</text:p>
          </table:table-cell>
          <table:table-cell table:style-name="ce14" table:formula="of:=[.B49]/15" office:value-type="float" office:value="18.9769945397474" calcext:value-type="float">
            <text:p>18,977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<text:s/>RA = RA / 15; <text:s text:c="2"/>Sunset</text:p>
          </table:table-cell>
          <table:table-cell table:style-name="ce14" table:formula="of:=[.B53]/15" office:value-type="float" office:value="19.0136303568644" calcext:value-type="float">
            <text:p>19,0136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6. calculate the Sun's declination</text:p>
          </table:table-cell>
          <table:table-cell/>
          <table:table-cell table:style-name="ce11" office:value-type="string" calcext:value-type="string">
            <text:p>declination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sinDec = 0.39782 * sin(L); <text:s text:c="3"/>Sunrise</text:p>
          </table:table-cell>
          <table:table-cell table:formula="of:=0.39782 * SIN([.B$40]*[.C38])" office:value-type="float" office:value="-0.38683803173246" calcext:value-type="float">
            <text:p>-0,3868380317</text:p>
          </table:table-cell>
          <table:table-cell table:formula="of:=ASIN([.B60])/[.B$40]" office:value-type="float" office:value="-22.7578950150541" calcext:value-type="float">
            <text:p>-22,7578950151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sDec = cos(asin(sinDec))</text:p>
          </table:table-cell>
          <table:table-cell table:formula="of:=COS(ASIN([.B60]))" office:value-type="float" office:value="0.922147676462591" calcext:value-type="float">
            <text:p>0,9221476765</text:p>
          </table:table-cell>
          <table:table-cell table:formula="of:=ACOS([.B61])/[.B$40]" office:value-type="float" office:value="22.7578950150541" calcext:value-type="float">
            <text:p>22,7578950151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 calcext:value-type="string">
            <text:p>sinDec = 0.39782 * sin(L); <text:s text:c="3"/>Sunset</text:p>
          </table:table-cell>
          <table:table-cell table:formula="of:=0.39782 * SIN([.B$40]*[.C39])" office:value-type="float" office:value="-0.385997074757531" calcext:value-type="float">
            <text:p>-0,3859970748</text:p>
          </table:table-cell>
          <table:table-cell table:formula="of:=ASIN([.B63])/[.B$40]" office:value-type="float" office:value="-22.705653839056" calcext:value-type="float">
            <text:p>-22,7056538391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sDec = cos(asin(sinDec))</text:p>
          </table:table-cell>
          <table:table-cell table:formula="of:=COS(ASIN([.B63]))" office:value-type="float" office:value="0.922500004487062" calcext:value-type="float">
            <text:p>0,9225000045</text:p>
          </table:table-cell>
          <table:table-cell table:formula="of:=ACOS([.B64])/[.B$40]" office:value-type="float" office:value="22.705653839056" calcext:value-type="float">
            <text:p>22,7056538391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7a. calculate the Sun's local hour angle</text:p>
          </table:table-cell>
          <table:table-cell table:style-name="ce11" office:value-type="string" calcext:value-type="string">
            <text:p>Official</text:p>
          </table:table-cell>
          <table:table-cell table:style-name="ce11" office:value-type="string" calcext:value-type="string">
            <text:p>Civil</text:p>
          </table:table-cell>
          <table:table-cell table:number-columns-repeated="8"/>
        </table:table-row>
        <table:table-row table:style-name="ro6">
          <table:table-cell table:style-name="ce4" office:value-type="string" calcext:value-type="string">
            <text:p>cosH=(cos(zenith)-(sinDec*sin(latitude)))/(cosDec*cos(latitude)); <text:s text:c="2"/>Sunrise</text:p>
          </table:table-cell>
          <table:table-cell table:formula="of:=(COS([.B$40]*[.B$14])-([.B60]*SIN([.B$40]*[.B$12])))/([.B61]*COS([.B$40]*[.B$12]))" office:value-type="float" office:value="0.700175242597606" calcext:value-type="float">
            <text:p>0,7001752426</text:p>
          </table:table-cell>
          <table:table-cell table:formula="of:=(COS([.B$40]*[.B$15])-([.B60]*SIN([.B$40]*[.B$12])))/([.B61]*COS([.B$40]*[.B$12]))" office:value-type="float" office:value="0.503942205961962" calcext:value-type="float">
            <text:p>0,503942206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6">
          <table:table-cell table:style-name="ce4" office:value-type="string" calcext:value-type="string">
            <text:p>cosH=(cos(zenith)-(sinDec*sin(latitude)))/(cosDec*cos(latitude)); <text:s text:c="2"/>Sunset</text:p>
          </table:table-cell>
          <table:table-cell table:formula="of:=(COS([.B$40]*[.B$14])-([.B63]*SIN([.B$40]*[.B$12])))/([.B64]*COS([.B$40]*[.B$12]))" office:value-type="float" office:value="0.698317359465371" calcext:value-type="float">
            <text:p>0,6983173595</text:p>
          </table:table-cell>
          <table:table-cell table:formula="of:=(COS([.B$40]*[.B$15])-([.B63]*SIN([.B$40]*[.B$12])))/([.B64]*COS([.B$40]*[.B$12]))" office:value-type="float" office:value="0.502159269602407" calcext:value-type="float">
            <text:p>0,5021592696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if (cosH &gt; <text:s/>1) 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the sun never rises on this location (on the specified date)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if (cosH &lt; -1)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the sun never sets on this location (on the specified date)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3">
          <table:table-cell table:style-name="ce2" office:value-type="string" calcext:value-type="string">
            <text:p>7b. Calculate H and convert into hours</text:p>
          </table:table-cell>
          <table:table-cell table:style-name="ce11" office:value-type="string" calcext:value-type="string">
            <text:p>Official</text:p>
          </table:table-cell>
          <table:table-cell table:style-name="ce11" office:value-type="string" calcext:value-type="string">
            <text:p>Civil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10" office:value-type="string" calcext:value-type="string">
            <text:p>if if rising time is desired:</text:p>
          </table:table-cell>
          <table:table-cell table:number-columns-repeated="10"/>
        </table:table-row>
        <table:table-row table:style-name="ro3">
          <table:table-cell table:style-name="ce9" office:value-type="string" calcext:value-type="string">
            <text:p>H = 360 - acos(cosH)</text:p>
          </table:table-cell>
          <table:table-cell table:formula="of:=360-ACOS([.B67])/[.B$40]" office:value-type="float" office:value="314.441065430198" calcext:value-type="float">
            <text:p>314,4410654302</text:p>
          </table:table-cell>
          <table:table-cell table:formula="of:=360-ACOS([.C67])/[.B$40]" office:value-type="float" office:value="300.261158784655" calcext:value-type="float">
            <text:p>300,2611587847</text:p>
          </table:table-cell>
          <table:table-cell table:number-columns-repeated="8"/>
        </table:table-row>
        <table:table-row table:style-name="ro3">
          <table:table-cell table:style-name="ce10" office:value-type="string" calcext:value-type="string">
            <text:p>if setting time is desired: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H = acos(cosH)</text:p>
          </table:table-cell>
          <table:table-cell table:formula="of:=ACOS([.B69])/[.B$40]" office:value-type="float" office:value="45.7078390764014" calcext:value-type="float">
            <text:p>45,7078390764</text:p>
          </table:table-cell>
          <table:table-cell table:formula="of:=ACOS([.C69])/[.B$40]" office:value-type="float" office:value="59.8570407546174" calcext:value-type="float">
            <text:p>59,8570407546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10" office:value-type="string" calcext:value-type="string">
            <text:p>H = H / 15; <text:s text:c="2"/>Sunrise</text:p>
          </table:table-cell>
          <table:table-cell table:formula="of:=[.B80]/15" office:value-type="float" office:value="20.9627376953465" calcext:value-type="float">
            <text:p>20,9627376953</text:p>
          </table:table-cell>
          <table:table-cell table:formula="of:=[.C80]/15" office:value-type="float" office:value="20.0174105856437" calcext:value-type="float">
            <text:p>20,0174105856</text:p>
          </table:table-cell>
          <table:table-cell table:number-columns-repeated="8"/>
        </table:table-row>
        <table:table-row table:style-name="ro3">
          <table:table-cell table:style-name="ce10" office:value-type="string" calcext:value-type="string">
            <text:p>H = H / 15; <text:s text:c="2"/>Sunset</text:p>
          </table:table-cell>
          <table:table-cell table:formula="of:=[.B82]/15" office:value-type="float" office:value="3.04718927176009" calcext:value-type="float">
            <text:p>3,0471892718</text:p>
          </table:table-cell>
          <table:table-cell table:formula="of:=[.C82]/15" office:value-type="float" office:value="3.99046938364116" calcext:value-type="float">
            <text:p>3,9904693836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 calcext:value-type="string">
            <text:p>8. calculate local mean time of rising/setting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 calcext:value-type="string">
            <text:p>T = H + RA - (0.06571 * t) – 6.622; Sunrise</text:p>
          </table:table-cell>
          <table:table-cell table:formula="of:=[.B84]+[.B$56]-(0.06571*[.B$28])-6.622" office:value-type="float" office:value="33.0430151525939" calcext:value-type="float">
            <text:p>33,0430151526</text:p>
          </table:table-cell>
          <table:table-cell table:formula="of:=IF([.B89]&lt;0;24+[.B89];[.B89])" office:value-type="float" office:value="33.0430151525939" calcext:value-type="float">
            <text:p>33,0430151526</text:p>
          </table:table-cell>
          <table:table-cell table:formula="of:=MOD([.C89];24)" office:value-type="float" office:value="9.04301515259391" calcext:value-type="float">
            <text:p>9,0430151526</text:p>
          </table:table-cell>
          <table:table-cell table:formula="of:=[.C84]+[.B$56]-(0.06571*[.B$28])-6.622" office:value-type="float" office:value="32.0976880428911" calcext:value-type="float">
            <text:p>32,0976880429</text:p>
          </table:table-cell>
          <table:table-cell table:formula="of:=IF([.E89]&gt;24;-24+[.E89];[.E89])" office:value-type="float" office:value="8.09768804289109" calcext:value-type="float">
            <text:p>8,0976880429</text:p>
          </table:table-cell>
          <table:table-cell table:number-columns-repeated="5"/>
        </table:table-row>
        <table:table-row table:style-name="ro4">
          <table:table-cell table:style-name="ce10" office:value-type="string" calcext:value-type="string">
            <text:p>T = H + RA - (0.06571 * t) – 6.622; Sunset</text:p>
          </table:table-cell>
          <table:table-cell table:formula="of:=[.B85]+[.B$57]-(0.06571*[.B$30])-6.622" office:value-type="float" office:value="15.1312475461245" calcext:value-type="float">
            <text:p>15,1312475461</text:p>
          </table:table-cell>
          <table:table-cell table:formula="of:=IF([.B90]&lt;0;24+[.B90];[.B90])" office:value-type="float" office:value="15.1312475461245" calcext:value-type="float">
            <text:p>15,1312475461</text:p>
          </table:table-cell>
          <table:table-cell table:formula="of:=MOD([.C90];24)" office:value-type="float" office:value="15.1312475461245" calcext:value-type="float">
            <text:p>15,1312475461</text:p>
          </table:table-cell>
          <table:table-cell table:formula="of:=[.C85]+[.B$57]-(0.06571*[.B$30])-6.622" office:value-type="float" office:value="16.0745276580056" calcext:value-type="float">
            <text:p>16,074527658</text:p>
          </table:table-cell>
          <table:table-cell table:formula="of:=IF([.E90]&lt;0;24+[.E90];[.E90])" office:value-type="float" office:value="16.0745276580056" calcext:value-type="float">
            <text:p>16,074527658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9. adjust back to UTC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UT = T – lngHour; <text:s text:c="2"/>Sunrise UT</text:p>
          </table:table-cell>
          <table:table-cell table:formula="of:=[.B89]-[.C$12]/15" office:value-type="float" office:value="31.3810151525939" calcext:value-type="float">
            <text:p>31,3810151526</text:p>
          </table:table-cell>
          <table:table-cell table:formula="of:=IF([.B94]&lt;0;24+[.B94];[.B94])" office:value-type="float" office:value="31.3810151525939" calcext:value-type="float">
            <text:p>31,3810151526</text:p>
          </table:table-cell>
          <table:table-cell table:formula="of:=MOD([.C94];24)" office:value-type="float" office:value="7.38101515259391" calcext:value-type="float">
            <text:p>7,3810151526</text:p>
          </table:table-cell>
          <table:table-cell table:formula="of:=[.E89]-[.C$12]/15" office:value-type="float" office:value="30.4356880428911" calcext:value-type="float">
            <text:p>30,4356880429</text:p>
          </table:table-cell>
          <table:table-cell table:formula="of:=IF([.E94]&gt;24;-24+[.E94];[.E94])" office:value-type="float" office:value="6.43568804289109" calcext:value-type="float">
            <text:p>6,4356880429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<text:s text:c="8"/>UT = T – lngHour; <text:s text:c="2"/>Sunset UT</text:p>
          </table:table-cell>
          <table:table-cell table:formula="of:=[.B90]-[.C$12]/15" office:value-type="float" office:value="13.4692475461245" calcext:value-type="float">
            <text:p>13,4692475461</text:p>
          </table:table-cell>
          <table:table-cell table:formula="of:=IF([.B95]&lt;0;24+[.B95];[.B95])" office:value-type="float" office:value="13.4692475461245" calcext:value-type="float">
            <text:p>13,4692475461</text:p>
          </table:table-cell>
          <table:table-cell table:formula="of:=MOD([.C95];24)" office:value-type="float" office:value="13.4692475461245" calcext:value-type="float">
            <text:p>13,4692475461</text:p>
          </table:table-cell>
          <table:table-cell table:formula="of:=[.E90]-[.C$12]/15" office:value-type="float" office:value="14.4125276580056" calcext:value-type="float">
            <text:p>14,412527658</text:p>
          </table:table-cell>
          <table:table-cell table:formula="of:=IF([.E95]&lt;0;24+[.E95];[.E95])" office:value-type="float" office:value="14.4125276580056" calcext:value-type="float">
            <text:p>14,412527658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10. UT value to local time zone of latitude/longitude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/>
          <table:table-cell table:style-name="ce13" office:value-type="string" calcext:value-type="string">
            <text:p>Official</text:p>
          </table:table-cell>
          <table:table-cell table:style-name="ce13" office:value-type="string" calcext:value-type="string">
            <text:p>Civil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3">
          <table:table-cell table:style-name="ce3" office:value-type="string" calcext:value-type="string">
            <text:p><text:s text:c="8"/>localT = UT + localOffset; <text:s text:c="2"/>Sunrise</text:p>
          </table:table-cell>
          <table:table-cell table:formula="of:=[.D94]+[.D$12]" office:value-type="float" office:value="9.38101515259391" calcext:value-type="float">
            <text:p>9,3810151526</text:p>
          </table:table-cell>
          <table:table-cell table:style-name="ce16" table:formula="of:=[.B99]/24" office:value-type="time" office:time-value="PT09H22M51.654549338S" calcext:value-type="time">
            <text:p>09:22:52</text:p>
          </table:table-cell>
          <table:table-cell table:style-name="ce16" table:formula="of:=[.E99]/24" office:value-type="time" office:time-value="PT08H26M08.476954408S" calcext:value-type="time">
            <text:p>08:26:08</text:p>
          </table:table-cell>
          <table:table-cell table:formula="of:=[.F94]+[.D$12]" office:value-type="float" office:value="8.43568804289109" calcext:value-type="float">
            <text:p>8,4356880429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<text:s text:c="8"/>localT = UT + localOffset; <text:s text:c="2"/>Sunset</text:p>
          </table:table-cell>
          <table:table-cell table:formula="of:=[.D95]+[.D$12]" office:value-type="float" office:value="15.4692475461245" calcext:value-type="float">
            <text:p>15,4692475461</text:p>
          </table:table-cell>
          <table:table-cell table:style-name="ce16" table:formula="of:=[.B100]/24" office:value-type="time" office:time-value="PT15H28M09.291166048S" calcext:value-type="time">
            <text:p>15:28:09</text:p>
          </table:table-cell>
          <table:table-cell table:style-name="ce16" table:formula="of:=[.E100]/24" office:value-type="time" office:time-value="PT16H24M45.09956882S" calcext:value-type="time">
            <text:p>16:24:45</text:p>
          </table:table-cell>
          <table:table-cell table:formula="of:=[.F95]+[.D$12]" office:value-type="float" office:value="16.4125276580056" calcext:value-type="float">
            <text:p>16,412527658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7"/>
          <table:table-cell table:number-columns-repeated="8"/>
        </table:table-row>
        <table:table-row table:style-name="ro7">
          <table:table-cell table:style-name="ce11" office:value-type="string" calcext:value-type="string">
            <text:p>11. Additional results</text:p>
          </table:table-cell>
          <table:table-cell table:number-columns-repeated="10"/>
        </table:table-row>
        <table:table-row table:style-name="ro7">
          <table:table-cell table:style-name="ce12" office:value-type="string" calcext:value-type="string">
            <text:p>Noon time = 0.5*(Sunrise + Sunset)</text:p>
          </table:table-cell>
          <table:table-cell table:formula="of:=0.5*([.B99]+[.B100])" office:value-type="float" office:value="12.4251313493592" calcext:value-type="float">
            <text:p>12,4251313494</text:p>
          </table:table-cell>
          <table:table-cell table:style-name="ce16" table:formula="of:=[.C99]+0.5*([.C100]-[.C99])" office:value-type="time" office:time-value="PT12H25M30.472857693S" calcext:value-type="time">
            <text:p>12:25:30</text:p>
          </table:table-cell>
          <table:table-cell table:number-columns-repeated="8"/>
        </table:table-row>
        <table:table-row table:style-name="ro4">
          <table:table-cell table:style-name="ce12" office:value-type="string" calcext:value-type="string">
            <text:p>Day length = Sunset – Sunrise</text:p>
          </table:table-cell>
          <table:table-cell table:formula="of:=[.B100]-[.B99]" office:value-type="float" office:value="6.08823239353061" calcext:value-type="float">
            <text:p>6,0882323935</text:p>
          </table:table-cell>
          <table:table-cell table:style-name="ce16" table:formula="of:=[.B104]/24" office:value-type="time" office:time-value="PT06H05M17.63661671S" calcext:value-type="time">
            <text:p>06:05:18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Dawn length before Sunrise = Sunrise – Civibegin</text:p>
          </table:table-cell>
          <table:table-cell table:formula="of:=[.B99]-[.E99]" office:value-type="float" office:value="0.945327109702824" calcext:value-type="float">
            <text:p>0,9453271097</text:p>
          </table:table-cell>
          <table:table-cell table:style-name="ce16" table:formula="of:=[.B105]/24" office:value-type="time" office:time-value="PT00H56M43.17759493S" calcext:value-type="time">
            <text:p>00:56:43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Dusk length after Sunset <text:s text:c="5"/>= CivilEnd – Sunset</text:p>
          </table:table-cell>
          <table:table-cell table:formula="of:=[.E100]-[.B100]" office:value-type="float" office:value="0.943280111881066" calcext:value-type="float">
            <text:p>0,9432801119</text:p>
          </table:table-cell>
          <table:table-cell table:style-name="ce16" table:formula="of:=[.B106]/24" office:value-type="time" office:time-value="PT00H56M35.808402772S" calcext:value-type="time">
            <text:p>00:56:36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Sun altitude = 90 + declination – latitude</text:p>
          </table:table-cell>
          <table:table-cell table:formula="of:=90+0.5*([.C60]+[.C63])-[.B12]" office:value-type="float" office:value="7.08822557294499" calcext:value-type="float">
            <text:p>7,0882255729</text:p>
          </table:table-cell>
          <table:table-cell table:number-columns-repeated="9"/>
        </table:table-row>
        <table:table-row table:style-name="ro2" table:number-rows-repeated="104846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Sunrise/Sunset Calcul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</table:table-row>
        <table:table-row table:style-name="ro3">
          <table:table-cell table:style-name="ce3" office:value-type="string" calcext:value-type="string">
            <text:p><text:s text:c="3"/>Date of <text:s/>sunrise/suns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table:style-name="ce3"/>
          <table:table-cell table:number-columns-repeated="3"/>
        </table:table-row>
        <table:table-row table:style-name="ro3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</table:table-row>
        <table:table-row table:style-name="ro3">
          <table:table-cell table:style-name="ce4" office:value-type="string" calcext:value-type="string">
            <text:p>Helsinki</text:p>
          </table:table-cell>
          <table:table-cell office:value-type="float" office:value="60.18" calcext:value-type="float">
            <text:p>60,18</text:p>
          </table:table-cell>
          <table:table-cell office:value-type="float" office:value="24.93" calcext:value-type="float">
            <text:p>24,9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/>
          <table:table-cell table:number-columns-repeated="3"/>
        </table:table-row>
        <table:table-row table:style-name="ro3">
          <table:table-cell table:style-name="ce2" office:value-type="string" calcext:value-type="string">
            <text:p>Calculation results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Day of the year</text:p>
          </table:table-cell>
          <table:table-cell table:formula="of:=[formulas.B23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style-name="ce4"/>
          <table:table-cell table:number-columns-repeated="3"/>
        </table:table-row>
        <table:table-row table:style-name="ro4">
          <table:table-cell table:style-name="ce18" office:value-type="string" calcext:value-type="string">
            <text:p>Civil twilight begins</text:p>
          </table:table-cell>
          <table:table-cell table:style-name="ce17" table:formula="of:=[formulas.D99]" office:value-type="time" office:time-value="PT08H26M08.476954408S" calcext:value-type="time">
            <text:p>08:26:08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Sunrise time</text:p>
          </table:table-cell>
          <table:table-cell table:style-name="ce17" table:formula="of:=[formulas.C99]" office:value-type="time" office:time-value="PT09H22M51.654549338S" calcext:value-type="time">
            <text:p>09:22:52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Sunset time</text:p>
          </table:table-cell>
          <table:table-cell table:style-name="ce17" table:formula="of:=[formulas.C100]" office:value-type="time" office:time-value="PT15H28M09.291166048S" calcext:value-type="time">
            <text:p>15:28:09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Civil twilight end</text:p>
          </table:table-cell>
          <table:table-cell table:style-name="ce17" table:formula="of:=[formulas.D100]" office:value-type="time" office:time-value="PT16H24M45.09956882S" calcext:value-type="time">
            <text:p>16:24:45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Noon time</text:p>
          </table:table-cell>
          <table:table-cell table:style-name="ce17" table:formula="of:=[formulas.C103]" office:value-type="time" office:time-value="PT12H25M30.472857693S" calcext:value-type="time">
            <text:p>12:25:30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Day length</text:p>
          </table:table-cell>
          <table:table-cell table:style-name="ce17" table:formula="of:=[formulas.C104]" office:value-type="time" office:time-value="PT06H05M17.63661671S" calcext:value-type="time">
            <text:p>06:05:18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Dawn length before sunrise</text:p>
          </table:table-cell>
          <table:table-cell table:style-name="ce17" table:formula="of:=[formulas.C105]" office:value-type="time" office:time-value="PT00H56M43.17759493S" calcext:value-type="time">
            <text:p>00:56:43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Dusk length after sunset</text:p>
          </table:table-cell>
          <table:table-cell table:style-name="ce17" table:formula="of:=[formulas.C106]" office:value-type="time" office:time-value="PT00H56M35.808402772S" calcext:value-type="time">
            <text:p>00:56:36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17"/>
          <table:table-cell table:number-columns-repeated="2"/>
        </table:table-row>
        <table:table-row table:style-name="ro2">
          <table:table-cell table:style-name="ce18" office:value-type="string" calcext:value-type="string">
            <text:p>Sun declination</text:p>
          </table:table-cell>
          <table:table-cell table:style-name="ce19" table:formula="of:=[formulas.C60]" office:value-type="float" office:value="-22.7578950150541" calcext:value-type="float">
            <text:p>-22,76</text:p>
          </table:table-cell>
          <table:table-cell table:number-columns-repeated="2"/>
        </table:table-row>
        <table:table-row table:style-name="ro4">
          <table:table-cell table:style-name="ce18" office:value-type="string" calcext:value-type="string">
            <text:p>Sun altitude</text:p>
          </table:table-cell>
          <table:table-cell table:style-name="ce19" table:formula="of:=[formulas.B107]" office:value-type="float" office:value="7.08822557294499" calcext:value-type="float">
            <text:p>7,0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<text:s text:c="3"/>Almanac for Computers, 199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<text:s text:c="3"/>Washington, DC 20392</text:p>
          </table:table-cell>
          <table:table-cell table:number-columns-repeated="3"/>
        </table:table-row>
        <table:table-row table:style-name="ro2" table:number-rows-repeated="76">
          <table:table-cell table:number-columns-repeated="4"/>
        </table:table-row>
        <table:table-row table:style-name="ro4">
          <table:table-cell table:number-columns-repeated="4"/>
        </table:table-row>
        <table:table-row table:style-name="ro2" table:number-rows-repeated="10484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.00.0000</text:date>, <text:time style:data-style-name="N2" text:time-value="22:45:44.8197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5-01-04T23:30:15.467004000</dc:date>
    <meta:editing-duration>PT6H55M27S</meta:editing-duration>
    <meta:editing-cycles>26</meta:editing-cycles>
    <meta:generator>LibreOffice/4.2.8.2$MacOSX_X86_64 LibreOffice_project/48d50dbfc06349262c9d50868e5c1f630a573ebd</meta:generator>
    <meta:document-statistic meta:table-count="3" meta:cell-count="235" meta:object-count="0"/>
  </office:meta>
</office:document-meta>
</file>